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22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19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1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17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1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1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1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1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1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0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0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0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06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04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0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03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0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0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200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199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9624" calcext:value-type="float">
            <text:p>53.3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199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199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1995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9752" calcext:value-type="float">
            <text:p>52.8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1995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199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5016" calcext:value-type="float">
            <text:p>52.3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199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1991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199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199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5272" calcext:value-type="float">
            <text:p>51.3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1988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1987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1964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